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872cm" fo:min-width="1.51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66cm" fo:min-width="1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standard">
      <style:graphic-properties draw:stroke="none" draw:stroke-dash="Line_20_Style_20_9" draw:fill="none" draw:textarea-horizontal-align="justify" draw:textarea-vertical-align="middle" draw:auto-grow-height="false" fo:min-height="6.15cm" fo:min-width="5.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2.85cm" draw:transform="skewX (-0.317300858012569) rotate (-0.317300858012569) translate (9cm 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3cm" svg:height="2.85cm" draw:transform="skewX (-0.317300858012569) rotate (-0.317300858012569) translate (12.1cm 5.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9.417cm" svg:y1="9.576cm" svg:x2="12.517cm" svg:y2="6.476cm" draw:start-shape="id1" draw:start-glue-point="5" draw:end-shape="id2" draw:end-glue-point="5" svg:d="M9417 9576l3100-3100" svg:viewBox="0 0 3101 3101">
          <text:p/>
        </draw:connector>
        <draw:connector draw:style-name="gr3" draw:text-style-name="P1" draw:layer="layout" draw:type="line" svg:x1="10.425cm" svg:y1="9.468cm" svg:x2="13.525cm" svg:y2="6.368cm" draw:start-shape="id1" draw:start-glue-point="4" draw:end-shape="id2" draw:end-glue-point="4" svg:d="M10425 9468l3100-3100" svg:viewBox="0 0 3101 3101">
          <text:p/>
        </draw:connector>
        <draw:connector draw:style-name="gr3" draw:text-style-name="P1" draw:layer="layout" draw:type="line" svg:x1="11.433cm" svg:y1="10.238cm" svg:x2="14.533cm" svg:y2="7.138cm" draw:start-shape="id1" draw:start-glue-point="11" draw:end-shape="id2" draw:end-glue-point="11" svg:d="M11433 10238l3100-3100" svg:viewBox="0 0 3101 3101">
          <text:p/>
        </draw:connector>
        <draw:connector draw:style-name="gr3" draw:text-style-name="P1" draw:layer="layout" draw:type="line" svg:x1="11.85cm" svg:y1="11.436cm" svg:x2="14.95cm" svg:y2="8.336cm" draw:start-shape="id1" draw:start-glue-point="10" draw:end-shape="id2" draw:end-glue-point="10" svg:d="M11850 11436l3100-3100" svg:viewBox="0 0 3101 3101">
          <text:p/>
        </draw:connector>
        <draw:connector draw:style-name="gr3" draw:text-style-name="P1" draw:layer="layout" draw:type="line" svg:x1="11.433cm" svg:y1="12.36cm" svg:x2="14.533cm" svg:y2="9.26cm" draw:start-shape="id1" draw:start-glue-point="9" draw:end-shape="id2" draw:end-glue-point="9" svg:d="M11433 12360l3100-3100" svg:viewBox="0 0 3101 3101">
          <text:p/>
        </draw:connector>
        <draw:connector draw:style-name="gr4" draw:text-style-name="P1" draw:layer="layout" draw:type="line" svg:x1="10.425cm" svg:y1="12.469cm" svg:x2="13.525cm" svg:y2="9.369cm" draw:start-shape="id1" draw:start-glue-point="8" draw:end-shape="id2" draw:end-glue-point="8" svg:d="M10425 12469l3100-3100" svg:viewBox="0 0 3101 3101">
          <text:p/>
        </draw:connector>
        <draw:connector draw:style-name="gr4" draw:text-style-name="P1" draw:layer="layout" draw:type="line" svg:x1="9.417cm" svg:y1="11.698cm" svg:x2="12.517cm" svg:y2="8.598cm" draw:start-shape="id1" draw:start-glue-point="7" draw:end-shape="id2" draw:end-glue-point="7" svg:d="M9417 11698l3100-3100" svg:viewBox="0 0 3101 3101">
          <text:p/>
        </draw:connector>
        <draw:connector draw:style-name="gr4" draw:text-style-name="P1" draw:layer="layout" draw:type="line" svg:x1="9cm" svg:y1="10.5cm" svg:x2="12.1cm" svg:y2="7.4cm" draw:start-shape="id1" draw:start-glue-point="6" draw:end-shape="id2" draw:end-glue-point="6" svg:d="M9000 10500l3100-3100" svg:viewBox="0 0 3101 3101">
          <text:p/>
        </draw:connector>
        <draw:custom-shape draw:style-name="gr5" draw:text-style-name="P1" draw:layer="layout" svg:width="6.2cm" svg:height="6.4cm" svg:x="8.9cm" svg:y="6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9:30:16.247615308</meta:creation-date>
    <dc:date>2020-10-20T09:37:23.566896620</dc:date>
    <meta:editing-duration>PT7M6S</meta:editing-duration>
    <meta:editing-cycles>2</meta:editing-cycles>
    <meta:generator>LibreOffice/6.1.5.2$Linux_X86_64 LibreOffice_project/10$Build-2</meta:generator>
    <meta:document-statistic meta:object-count="11"/>
  </office:meta>
</office:document-meta>
</file>